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draw:auto-grow-height="true" fo:min-height="13.859cm"/>
    </style:style>
    <style:style style:name="pr6" style:family="presentation" style:parent-style-name="Standard-notes">
      <style:graphic-properties draw:fill-color="#ffffff" draw:auto-grow-height="true" fo:min-height="12.572cm"/>
    </style:style>
    <style:style style:name="pr7" style:family="presentation" style:parent-style-name="Standard-outline1">
      <style:graphic-properties fo:min-height="13.859cm"/>
    </style:style>
    <style:style style:name="P1" style:family="paragraph">
      <style:text-properties fo:font-size="20pt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featur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Weight 500g</text:p>
            <text:p>Special polymer biosensor system</text:p>
            <text:p>Adaptive size </text:p>
            <text:p>Works with hair and glasses</text:p>
            <text:p>Studied design and <text:s/>different colors</text:p>
            <text:p>Resists rai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fferent offers</text:p>
          </draw:text-box>
        </draw:frame>
        <draw:frame presentation:style-name="pr5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1"><text:tab/></text:span><text:span text:style-name="T1">EEG technology is still bad known from the public</text:span></text:p>
            <text:p><text:span text:style-name="T1"/></text:p>
            <text:p><text:span text:style-name="T1"/></text:p>
            <text:p text:style-name="P2"><text:span text:style-name="T1"><text:tab/></text:span><text:span text:style-name="T1">Price range with three different offers:</text:span></text:p>
            <text:p text:style-name="P2"><text:span text:style-name="T1"><text:tab/></text:span><text:span text:style-name="T1"><text:tab/></text:span><text:span text:style-name="T1">-"Discovery" offer</text:span></text:p>
            <text:p text:style-name="P2"><text:span text:style-name="T1"><text:tab/></text:span><text:span text:style-name="T1"><text:tab/></text:span><text:span text:style-name="T1">-"Classic" offer</text:span></text:p>
            <text:p text:style-name="P2"><text:span text:style-name="T1"><text:tab/></text:span><text:span text:style-name="T1"><text:tab/></text:span><text:span text:style-name="T1">-"high quality" off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overy offer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>Low end product</text:p>
                <text:p>Wired Headset</text:p>
                <text:p>5 EEG channels + 2 axis gyrometers (head shake)</text:p>
                <text:p>Discount for being a student</text:p>
                <text:p>Around $149.00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c offer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Middle range product</text:p>
                <text:p>Wireless EEG headset</text:p>
                <text:p>Lithium battery, autonomy&gt;4h</text:p>
                <text:p>Charge usb</text:p>
                <text:p>14 EEG channels + 2 axis gyro </text:p>
                <text:p>Around $299.00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gh quality offer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High-range product</text:p>
            <text:p>Wireless EEG headset</text:p>
            <text:p>Lithium battery, autonomy&gt;12h</text:p>
            <text:p>charge USB</text:p>
            <text:p>20 EEG channels + 2 axis sensor</text:p>
            <text:p>Custom made</text:p>
            <text:p>$1199.00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2:12:22.925585549</meta:creation-date>
    <meta:editing-duration>PT10M8S</meta:editing-duration>
    <meta:editing-cycles>14</meta:editing-cycles>
    <meta:generator>LibreOffice/4.2.7.2$Linux_x86 LibreOffice_project/420m0$Build-2</meta:generator>
    <dc:date>2014-12-03T13:29:43.542656840</dc:date>
    <dc:creator>JackDanny </dc:creator>
    <meta:document-statistic meta:object-count="41"/>
  </office:meta>
</office:document-meta>
</file>